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5.72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00ff" fo:font-family="'Times New Roman', Times" style:font-family-generic="roman" style:font-pitch="variable"/>
    </style:style>
    <style:style style:name="T2" style:family="text">
      <style:text-properties fo:font-family="'Times New Roman', Times" style:font-family-generic="roman" style:font-pitch="variable"/>
    </style:style>
    <style:style style:name="T3" style:family="text">
      <style:text-properties fo:color="#ff0000" fo:font-family="'Times New Roman', Times" style:font-family-generic="roman" style:font-pitch="variable"/>
    </style:style>
    <style:style style:name="T4" style:family="text">
      <style:text-properties fo:color="#00dcff" fo:font-family="'Times New Roman', Times" style:font-family-generic="roman" style:font-pitch="variable"/>
    </style:style>
    <style:style style:name="T5" style:family="text">
      <style:text-properties fo:color="#3deb3d" fo:font-family="'Times New Roman', Times" style:font-family-generic="roman" style:font-pitch="variable"/>
    </style:style>
    <style:style style:name="T6" style:family="text">
      <style:text-properties fo:font-family="'MS Sans Serif'" style:font-family-generic="swiss" style:font-pitch="variable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23.962cm" svg:height="15.726cm" svg:x="2.796cm" svg:y="1.193cm">
          <draw:text-box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sv" fo:country="S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1997-12-19T15:10:33</meta:creation-date>
    <dc:date>2003-08-28T16:57:50</dc:date>
    <meta:editing-cycles>2</meta:editing-cycles>
    <meta:editing-duration>P83DT0H53M55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